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a6f1f" officeooo:paragraph-rsid="001a6f1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a6f1f" officeooo:paragraph-rsid="001a6f1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d4d96" officeooo:paragraph-rsid="001d4d9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e00be" officeooo:paragraph-rsid="001e28f1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6f1f" officeooo:paragraph-rsid="001f77d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a6f1f" officeooo:paragraph-rsid="001f77d6" style:font-weight-asian="normal" style:font-weight-complex="normal"/>
    </style:style>
    <style:style style:name="T1" style:family="text">
      <style:text-properties officeooo:rsid="001c5b2a"/>
    </style:style>
    <style:style style:name="T2" style:family="text">
      <style:text-properties officeooo:rsid="001d4d96"/>
    </style:style>
    <style:style style:name="T3" style:family="text">
      <style:text-properties officeooo:rsid="001e00be"/>
    </style:style>
    <style:style style:name="T4" style:family="text">
      <style:text-properties officeooo:rsid="001e28f1"/>
    </style:style>
    <style:style style:name="T5" style:family="text">
      <style:text-properties officeooo:rsid="001e748e"/>
    </style:style>
    <style:style style:name="T6" style:family="text">
      <style:text-properties officeooo:rsid="001f7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ÁCA NA DEŇ JAZYKOV</text:p>
      <text:p text:style-name="P6">Adam Jenča</text:p>
      <text:p text:style-name="P6">Sekunda</text:p>
      <text:p text:style-name="P3"/>
      <text:p text:style-name="P2"><text:span text:style-name="T2"><text:s/></text:span>“Koľko rečí vieš, toľkokrát si človekom…” Toto príslovie (alebo porekadlo) využili v jednej zo svojich scénok Milan Lasica s Júliusom Satinským. V tejto scénke vymysleli prepracovaný plán, ako vytvoriť armádu Slovákov, v ktorej bude každý vedieť vovšetkých jazykoch nadávať. Treba si však uvedomiť jednu vec: v cudzom jazyku nestačí vedieť len nadávať. Učiť sa cudzie jazyky je dôležité. Treba sa učiť poriadne, od základov; treba sa ich učiť, aby sme porozumeli nášmu vlastnému <text:span text:style-name="T3">jazyku </text:span>a trochu aj zmenili naše vnímanie sveta. Lebo jazyk neslúži len na prenos informácií, na komunikáciu – jazyk je aj akýmsi kultúrnym dedičstvom svojej krajiny a <text:s/><text:span text:style-name="T1">vypovedá niečo o jej obyvateľoch. Napríklad: angličtina sa používa na takmer celom svete ako bazálny, základný jazyk, ktorý by mal každý ovládať a poznať. Jeho štruktúra je síce flexibilná, ale nie </text:span><text:span text:style-name="T2">úplne voľná</text:span><text:span text:style-name="T1">, má prísne daný slovosled </text:span><text:span text:style-name="T2">a mnoho synonymických slov. </text:span><text:span text:style-name="T3">To o Angličanoch dosť vypovedá: sú prispôsobiví a prísni sami k sebe.</text:span></text:p>
      <text:p text:style-name="P4">Ale druhá funkcia jazyka – ako dorozumievacieho prostriedku – <text:s/>tiež nesmie zostať zanedbaná, lebo väčšina ľudí na svete hovorí iným jazykom ako vy. <text:span text:style-name="T4">Netreba jazyk vedieť perfektne, stačí vedieť základy – ale gramaticky správne. Aby ste nehovorili “Me is winter” </text:span><text:span text:style-name="T5">namiesto “Je mi zima”. A z angličtiny by ste mali <text:s/>vedieť najviac, lebo je to základný jazyk. Ale ani ostatné jazyky nesmú byť diskriminované. </text:span><text:span text:style-name="T6">Jednoducho: jazyky sa treba učiť. Pomôžu vám nájsť si prácu inde ako na Slovensku a pomôžu vám aj so vzdelaním – veď koľko odborných kníh bolo napísaných v inom jazyku a nikdy neboli preložené? 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6T10:26:12.130334769</meta:creation-date>
    <dc:date>2021-09-26T11:05:00.844133419</dc:date>
    <meta:editing-duration>PT36M44S</meta:editing-duration>
    <meta:editing-cycles>7</meta:editing-cycles>
    <meta:generator>LibreOffice/7.2.1.2$Linux_X86_64 LibreOffice_project/20$Build-2</meta:generator>
    <meta:document-statistic meta:table-count="0" meta:image-count="0" meta:object-count="0" meta:page-count="1" meta:paragraph-count="5" meta:word-count="253" meta:character-count="1616" meta:non-whitespace-character-count="1358"/>
  </office:meta>
</office:document-meta>
</file>